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1</text:p>
          </table:table-cell>
          <table:table-cell table:style-name="ce9" office:value-type="float" office:value="2023002257" calcext:value-type="float">
            <text:p>2023002257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office:annotation draw:style-name="gr1" draw:text-style-name="P2" svg:width="28.99mm" svg:height="17.99mm" svg:x="48.13mm" svg:y="17.84mm" draw:caption-point-x="-6.1mm" draw:caption-point-y="15.1mm">
              <dc:date>2023-04-14T00:00:00</dc:date>
              <text:p text:style-name="P1"><text:span text:style-name="T1">610764</text:span></text:p>
            </office:annotation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2</text:p>
          </table:table-cell>
          <table:table-cell table:style-name="ce9" office:value-type="float" office:value="2022001705" calcext:value-type="float">
            <text:p>2022001705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23" calcext:value-type="date">
            <text:p>23/02/2023</text:p>
          </table:table-cell>
          <table:table-cell table:style-name="ce14" office:value-type="string" calcext:value-type="string">
            <text:p>220123456789AAB3</text:p>
          </table:table-cell>
          <table:table-cell table:style-name="ce9" office:value-type="float" office:value="2022001704" calcext:value-type="float">
            <text:p>2022001704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/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4</text:p>
          </table:table-cell>
          <table:table-cell table:style-name="ce9" office:value-type="float" office:value="2022001704" calcext:value-type="float">
            <text:p>2022001704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5</text:p>
          </table:table-cell>
          <table:table-cell table:style-name="ce9" office:value-type="float" office:value="2022001704" calcext:value-type="float">
            <text:p>2022001704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17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52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6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6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6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6">
            <calcext:condition calcext:apply-style-name="background" calcext:value="formula-is(unique([.E2:.E2]))" calcext:base-cell-address="Feuille1.E2"/>
          </calcext:conditional-format>
          <calcext:conditional-format calcext:target-range-address="Feuille1.G2:Feuille1.G23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3:Feuille1.G3" table:on-update-keep-styles="true" table:on-update-keep-size="false" table:orientation="column"/>
        <table:database-range table:name="montantH" table:target-range-address="Feuille1.H3:Feuille1.H3" table:on-update-keep-styles="true" table:on-update-keep-size="false" table:orientation="column"/>
        <table:database-range table:name="__Anonymous_Sheet_DB__0" table:target-range-address="Feuille1.E2:Feuille1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1:13:10.5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14T11:15:07.411000000</dc:date>
    <meta:editing-duration>P1DT10H8M12S</meta:editing-duration>
    <meta:editing-cycles>143</meta:editing-cycles>
    <meta:printed-by>Eric Brivoal</meta:printed-by>
    <meta:print-date>2022-09-21T10:18:20.653000000</meta:print-date>
    <meta:document-statistic meta:table-count="1" meta:cell-count="77" meta:object-count="0"/>
  </office:meta>
</office:document-meta>
</file>